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2E2B326D25045360A98.png" manifest:media-type="image/png"/>
  <manifest:file-entry manifest:full-path="Pictures/100000010000024700000320225F448720019136.png" manifest:media-type="image/png"/>
  <manifest:file-entry manifest:full-path="Pictures/1000000100000228000002F6102A83586A2AF8ED.png" manifest:media-type="image/png"/>
  <manifest:file-entry manifest:full-path="Pictures/10000001000001AD00000312EF071CB64EEB98F4.png" manifest:media-type="image/png"/>
  <manifest:file-entry manifest:full-path="Pictures/100000010000028E0000030E75685B2E92E79E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aa9c"/>
    </style:style>
    <style:style style:name="P2" style:family="paragraph" style:parent-style-name="Standard">
      <style:text-properties officeooo:paragraph-rsid="001eaa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143cm" svg:y="-1.326cm" svg:width="17.304cm" svg:height="20.69cm" draw:z-index="0"><draw:image xlink:href="Pictures/100000010000028E0000030E75685B2E92E79E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25cm" svg:y="-1.203cm" svg:width="15.436cm" svg:height="21.687cm" draw:z-index="1"><draw:image xlink:href="Pictures/10000001000001AD00000312EF071CB64EEB98F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245cm" svg:y="-0.78cm" svg:width="17.463cm" svg:height="18.971cm" draw:z-index="2"><draw:image xlink:href="Pictures/1000000100000228000002F6102A83586A2AF8E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x="0.818cm" svg:y="-1.221cm" svg:width="15.425cm" svg:height="21.167cm" draw:z-index="3"><draw:image xlink:href="Pictures/100000010000024700000320225F44872001913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x="0.243cm" svg:y="2.381cm" svg:width="17.59cm" svg:height="19.461cm" draw:z-index="4"><draw:image xlink:href="Pictures/100000010000029B000002E2B326D25045360A9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8:38:44.408068125</meta:creation-date>
    <dc:date>2025-04-29T15:21:36.578756078</dc:date>
    <meta:editing-duration>PT12M2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